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style:text-underline-style="solid" style:text-underline-width="auto" style:text-underline-color="font-color" fo:font-weight="bold" officeooo:rsid="00040bc6" officeooo:paragraph-rsid="00040bc6" fo:background-color="#00cc00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Buildroot – build image with wifi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19:15.720174267</meta:creation-date>
    <dc:date>2017-06-23T23:20:43.546068891</dc:date>
    <meta:editing-duration>P0D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29"/>
    <meta:generator>LibreOffice/4.2.8.2$Linux_X86_64 LibreOffice_project/420m0$Build-2</meta:generator>
  </office:meta>
</office:document-meta>
</file>